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689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5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unsigned int, T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Deque( Deque&lt;T&gt; 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~Dequ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operator=( Deque&lt;T&gt;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operator[]( unsigned int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mpty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beg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nd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rase( const iterator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erase( iterator&amp;, iterator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insert( const iterator&amp;, const T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siz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ush_front( const T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ush_back( const T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op_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pop_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Deque::center_it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4">
          <table:table-cell/>
          <table:table-cell table:style-name="ce3" office:value-type="string">
            <text:p>Function</text:p>
          </table:table-cell>
          <table:table-cell table:style-name="ce3" office:value-type="string">
            <text:p>Time Complexity</text:p>
          </table:table-cell>
          <table:table-cell table:style-name="ce3" office:value-type="string">
            <text:p>Storage Complexity</text:p>
          </table:table-cell>
        </table:table-row>
        <table:table-row table:style-name="ro4">
          <table:table-cell/>
          <table:table-cell table:style-name="ce4" office:value-type="string">
            <text:p>DequeIterator::DequeIterator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DequeIterator(Deque *, int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DequeIterator( iterator&amp;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*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++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++(int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- -(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 - -(int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==( iterator &amp;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 !=( iterator &amp;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DequeIterator::operator &lt; ( iterator &amp;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5" office:value-type="string">
            <text:p>DequeIterator::operator[] ( unsigned int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5" office:value-type="string">
            <text:p>DequeIterator::operator = ( iterator &amp;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5" office:value-type="string">
            <text:p>DequeIterator::operator + ( int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  <table:table-row table:style-name="ro4">
          <table:table-cell/>
          <table:table-cell table:style-name="ce5" office:value-type="string">
            <text:p>DequeIterator::operator – ( int )</text:p>
          </table:table-cell>
          <table:table-cell table:style-name="ce7" office:value-type="string">
            <text:p>O(1)</text:p>
          </table:table-cell>
          <table:table-cell table:style-name="ce7" office:value-type="string">
            <text:p>O(1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3/13/2012</text:date>, <text:time>21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2:48</meta:creation-date>
    <dc:date>2012-03-13T21:46:09</dc:date>
    <dc:creator>user </dc:creator>
    <meta:editing-duration>PT01H27M45S</meta:editing-duration>
    <meta:editing-cycles>9</meta:editing-cycles>
    <meta:generator>OpenOffice.org/3.2$Linux OpenOffice.org_project/320m19$Build-9505</meta:generator>
    <meta:document-statistic meta:table-count="3" meta:cell-count="114" meta:object-count="0"/>
  </office:meta>
</office:document-meta>
</file>